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Heading_20_1" style:list-style-name="WWNum2"/>
    <style:style style:name="P26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Desarrollo Web en Entorno Cliente</text:span><text:span text:style-name="T2"><text:line-break/></text:span><text:span text:style-name="T3">UD 04. Eventos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5">Actualizado Octubre 2020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6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l96adorwbzxe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ba5tv8kpq78w" text:style-name="Index_20_Link" text:visited-style-name="Index_20_Link"><text:span text:style-name="T15">Actividad 3</text:span></text:a><text:span text:style-name="T15"><text:tab/>3</text:span></text:p>
          <text:p text:style-name="P20"><text:span text:style-name="T20">4. </text:span><text:a xlink:type="simple" xlink:href="#_ppf2l9g9wu1w" text:style-name="Index_20_Link" text:visited-style-name="Index_20_Link"><text:span text:style-name="T15">Actividad 4</text:span></text:a><text:span text:style-name="T15"><text:tab/>3</text:span></text:p>
          <text:p text:style-name="P20"><text:soft-page-break/><text:span text:style-name="T20">5. </text:span><text:a xlink:type="simple" xlink:href="#_juvho6rpb1hf" text:style-name="Index_20_Link" text:visited-style-name="Index_20_Link"><text:span text:style-name="T15">Actividad 5</text:span></text:a><text:span text:style-name="T15"><text:tab/>3</text:span></text:p>
          <text:p text:style-name="P21"><text:span text:style-name="T20">6. </text:span><text:a xlink:type="simple" xlink:href="#_38awkmbxrd5h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8"><text:span text:style-name="T21">UD0</text:span><text:span text:style-name="T22">4</text:span><text:span text:style-name="T23">. Eventos</text:span><text:span text:style-name="T22"> - Actividades 01</text:span></text:p>
      <text:p text:style-name="P23"><text:span text:style-name="T16">📖 </text:span><text:span text:style-name="T2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7">Importante 2: </text:span>si en programación algo no sale a la primera... es totalmente normal. Es parte del aprendizaje. ¿Cómo crees que aprendieron los mejores programadores?</text:p>
      <text:list xml:id="list1348331766" text:style-name="WWNum2">
        <text:list-item>
          <text:p text:style-name="P25"><text:bookmark text:name="_4owcmsjlyn6b"/>Actividad 1</text:p>
        </text:list-item>
      </text:list>
      <text:p text:style-name="Standard">Realiza un programa que mediante eventos y el uso del objeto event, te muestre en todo momento la posición actual del ratón en pantalla.</text:p>
      <text:p text:style-name="Standard">Para mostrarlo modificaremos de forma dinámica un elemento HTML (Ejemplo, un &lt;p&gt;) que nos muestre la posición actual del ratón.</text:p>
      <text:list xml:id="list2037665639134" text:continue-numbering="true" text:style-name="WWNum2">
        <text:list-item>
          <text:p text:style-name="P25"><text:bookmark text:name="_l96adorwbzxe"/>Actividad 2</text:p>
        </text:list-item>
      </text:list>
      <text:p text:style-name="Standard">Realiza un programa con dos botones “Comenzar Saludos” y “Parar Saludos”. Al hacer click en “Comenzar Saludos”, lance un setInterval que cada 5 segundos muestra un “alert” con “Hola”. El botón “Parar Saludos” parará esa secuencia.</text:p>
      <text:list xml:id="list2038230588193" text:continue-numbering="true" text:style-name="WWNum2">
        <text:list-item>
          <text:p text:style-name="P25"><text:bookmark text:name="_ba5tv8kpq78w"/>Actividad 3</text:p>
        </text:list-item>
      </text:list>
      <text:p text:style-name="Standard">Realiza un programa que cuando se presione una tecla, calcule cuántos DNIs de 4 cifras (del 0001 al 9999) tienen esa letra y te mostrará los DNIs y sus letras en un elemento XHTML(Ejemplo, un &lt;p&gt;).</text:p>
      <text:list xml:id="list2036843936859" text:continue-numbering="true" text:style-name="WWNum2">
        <text:list-item>
          <text:p text:style-name="P25"><text:bookmark text:name="_ppf2l9g9wu1w"/>Actividad 4</text:p>
        </text:list-item>
      </text:list>
      <text:p text:style-name="Standard">Realiza un programa que al hacer doble click en la pantalla del navegador, cambie el fondo a un color aleatorio.</text:p>
      <text:list xml:id="list2037925833495" text:continue-numbering="true" text:style-name="WWNum2">
        <text:list-item>
          <text:p text:style-name="P25"><text:bookmark text:name="_juvho6rpb1hf"/>Actividad 5</text:p>
        </text:list-item>
      </text:list>
      <text:p text:style-name="Standard">Realiza un programa que tenga una imagen de una bola de papel y una papelera vacía. Cuando se arrastre la bola de papel a la papelera vacía, deberá cambiar la imagen de la papelera vacía a una papelera llena.</text:p>
      <text:list xml:id="list2038521061889" text:continue-numbering="true" text:style-name="WWNum2">
        <text:list-item>
          <text:p text:style-name="P25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219364780" text:style-name="WWNum1">
        <text:list-item>
          <text:p text:style-name="P24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4</text:span><text:span text:style-name="MT1">. Eventos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4 - Página</text:span><text:span text:style-name="MT1">.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6" meta:word-count="419" meta:character-count="2455" meta:non-whitespace-character-count="2074"/>
    <meta:generator>LibreOfficeDev/6.0.5.2$Linux_X86_64 LibreOffice_project/</meta:generator>
  </office:meta>
</office:document-meta>
</file>